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9E00000124376A9060.png"/>
  <manifest:file-entry manifest:media-type="image/png" manifest:full-path="Pictures/100002010000009E00000124DE9A7427.png"/>
  <manifest:file-entry manifest:media-type="image/png" manifest:full-path="Pictures/100002010000009E00000124B1434F2C.png"/>
  <manifest:file-entry manifest:media-type="image/png" manifest:full-path="Pictures/10000201000000F8000001249DB5CD99.png"/>
  <manifest:file-entry manifest:media-type="image/png" manifest:full-path="Pictures/100002010000009E000001240E77B324.png"/>
  <manifest:file-entry manifest:media-type="image/png" manifest:full-path="Pictures/10000201000000F8000001242241FD8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">
        <draw:g>
          <draw:frame draw:style-name="gr1" draw:text-style-name="P1" draw:layer="layout" svg:width="5.574cm" svg:height="6.563cm" svg:x="2.3cm" svg:y="3.556cm">
            <draw:image xlink:href="Pictures/10000201000000F8000001242241FD80.png" xlink:type="simple" xlink:show="embed" xlink:actuate="onLoad">
              <text:p/>
            </draw:image>
          </draw:frame>
          <draw:frame draw:style-name="gr1" draw:text-style-name="P1" draw:layer="layout" svg:width="3.551cm" svg:height="6.563cm" svg:x="7.879cm" svg:y="3.556cm">
            <draw:image xlink:href="Pictures/100002010000009E00000124B1434F2C.png" xlink:type="simple" xlink:show="embed" xlink:actuate="onLoad">
              <text:p/>
            </draw:image>
          </draw:frame>
          <draw:frame draw:style-name="gr1" draw:text-style-name="P1" draw:layer="layout" svg:width="3.551cm" svg:height="6.563cm" svg:x="11.435cm" svg:y="3.556cm">
            <draw:image xlink:href="Pictures/100002010000009E000001240E77B32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5.574cm" svg:height="6.563cm" svg:x="2.305cm" svg:y="11.176cm">
            <draw:image xlink:href="Pictures/10000201000000F8000001249DB5CD99.png" xlink:type="simple" xlink:show="embed" xlink:actuate="onLoad">
              <text:p/>
            </draw:image>
          </draw:frame>
          <draw:frame draw:style-name="gr1" draw:text-style-name="P1" draw:layer="layout" svg:width="3.551cm" svg:height="6.563cm" svg:x="7.879cm" svg:y="11.176cm">
            <draw:image xlink:href="Pictures/100002010000009E00000124DE9A7427.png" xlink:type="simple" xlink:show="embed" xlink:actuate="onLoad">
              <text:p/>
            </draw:image>
          </draw:frame>
          <draw:frame draw:style-name="gr1" draw:text-style-name="P1" draw:layer="layout" svg:width="3.551cm" svg:height="6.563cm" svg:x="11.435cm" svg:y="11.176cm">
            <draw:image xlink:href="Pictures/100002010000009E00000124376A9060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5T08:53:02</meta:creation-date>
    <meta:editing-duration>PT1H38M41S</meta:editing-duration>
    <meta:editing-cycles>4</meta:editing-cycles>
    <dc:date>2018-05-25T11:26:36</dc:date>
    <meta:generator>OpenOffice/4.1.5$Unix OpenOffice.org_project/415m1$Build-9789</meta:generator>
    <meta:document-statistic meta:object-count="31"/>
  </office:meta>
</office:document-meta>
</file>